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yki" table:style-name="ta1">
        <table:shapes>
          <draw:frame draw:z-index="0" draw:style-name="gr1" draw:text-style-name="P1" svg:width="159.99mm" svg:height="89.99mm" svg:x="3.34mm" svg:y="56.05mm">
            <draw:object draw:notify-on-update-of-ranges="metryki.A1:metryki.A1 metryki.A2:metryki.A10 metryki.B1:metryki.B1 metryki.B2:metryki.B10 metryki.C1:metryki.C1 metryki.C2:metryki.C10 metryki.D1:metryki.D1 metryki.D2:metryki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uklidesowa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zebysze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" calcext:value-type="float">
            <text:p>0,59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,61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</table:table-row>
      </table:table>
      <table:table table:name="split" table:style-name="ta1">
        <table:shapes>
          <draw:frame draw:z-index="0" draw:style-name="gr1" draw:text-style-name="P1" svg:width="159.99mm" svg:height="89.99mm" svg:x="1mm" svg:y="46.16mm">
            <draw:object draw:notify-on-update-of-ranges="split.A1:split.A1 split.A2:split.A10 split.B1:split.B1 split.B2:split.B10 split.C1:split.C1 split.C2:split.C10 split.D1:split.D1 split.D2:split.D10 split.E1:split.E1 split.E2:split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61" calcext:value-type="float">
            <text:p>0,6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</table:table-row>
      </table:table>
      <table:table table:name="feature" table:style-name="ta1">
        <table:shapes>
          <draw:frame draw:z-index="0" draw:style-name="gr1" draw:text-style-name="P1" svg:width="159.99mm" svg:height="89.99mm" svg:x="1mm" svg:y="32.61mm">
            <draw:object draw:notify-on-update-of-ranges="feature.A2:feature.A7 feature.B2:feature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ługość tekstu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średnia długość słowa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wystąpienie etykiety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SCII najczęstszej wielkiej litery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iczba unikatowych słów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liczba słów na wielką literę</text:p>
          </table:table-cell>
          <table:table-cell office:value-type="float" office:value="0.37" calcext:value-type="float">
            <text:p>0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30:42.421000000</meta:creation-date>
    <dc:date>2019-04-15T11:09:37.516000000</dc:date>
    <meta:editing-duration>PT1M29S</meta:editing-duration>
    <meta:editing-cycles>1</meta:editing-cycles>
    <meta:document-statistic meta:table-count="3" meta:cell-count="100" meta:object-count="3"/>
    <meta:generator>LibreOffice/6.2.2.2$Windows_X86_64 LibreOffice_project/2b840030fec2aae0fd2658d8d4f9548af4e3518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5cm" svg:y="3.694cm" style:legend-expansion="high" chart:style-name="ch2"/>
        <chart:plot-area chart:style-name="ch3" table:cell-range-address="metryki.A1:metryki.D10" chart:data-source-has-labels="both" svg:x="1.321cm" svg:y="0.18cm" svg:width="11.614cm" svg:height="7.669cm">
          <chartooo:coordinate-region svg:x="2.059cm" svg:y="0.382cm" svg:width="10.876cm" svg:height="6.814cm"/>
          <chart:axis chart:dimension="x" chart:name="primary-x" chart:style-name="ch4" chartooo:axis-type="auto">
            <chartooo:date-scale/>
            <chart:title svg:x="5.97cm" svg:y="8.029cm" chart:style-name="ch5">
              <text:p>liczba sąsiadów</text:p>
            </chart:title>
            <chart:categories table:cell-range-address="metryki.A2:metryki.A10"/>
          </chart:axis>
          <chart:axis chart:dimension="y" chart:name="primary-y" chart:style-name="ch6">
            <chart:title svg:x="0.451cm" svg:y="4.96cm" chart:style-name="ch7">
              <text:p>skuteczność</text:p>
            </chart:title>
            <chart:grid chart:style-name="ch8" chart:class="major"/>
          </chart:axis>
          <chart:series chart:style-name="ch9" chart:values-cell-range-address="metryki.B2:metryki.B10" chart:label-cell-address="metryki.B1:metryki.B1" chart:class="chart:bar">
            <chart:data-point chart:repeated="9"/>
          </chart:series>
          <chart:series chart:style-name="ch10" chart:values-cell-range-address="metryki.C2:metryki.C10" chart:label-cell-address="metryki.C1:metryki.C1" chart:class="chart:bar">
            <chart:data-point chart:repeated="9"/>
          </chart:series>
          <chart:series chart:style-name="ch11" chart:values-cell-range-address="metryki.D2:metryki.D10" chart:label-cell-address="metryki.D1:metryki.D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klidesowa</text:p>
                <draw:g>
                  <svg:desc>metryki.B1:metryki.B1</svg:desc>
                </draw:g>
              </table:table-cell>
              <table:table-cell office:value-type="string">
                <text:p>Manhattan</text:p>
                <draw:g>
                  <svg:desc>metryki.C1:metryki.C1</svg:desc>
                </draw:g>
              </table:table-cell>
              <table:table-cell office:value-type="string">
                <text:p>Czebyszew</text:p>
                <draw:g>
                  <svg:desc>metryki.D1:metryki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etryki.A2:metryki.A10</svg:desc>
                </draw:g>
              </table:table-cell>
              <table:table-cell office:value-type="float" office:value="0.51">
                <text:p>0.51</text:p>
                <draw:g>
                  <svg:desc>metryki.B2:metryki.B10</svg:desc>
                </draw:g>
              </table:table-cell>
              <table:table-cell office:value-type="float" office:value="0.53">
                <text:p>0.53</text:p>
                <draw:g>
                  <svg:desc>metryki.C2:metryki.C10</svg:desc>
                </draw:g>
              </table:table-cell>
              <table:table-cell office:value-type="float" office:value="0.48">
                <text:p>0.48</text:p>
                <draw:g>
                  <svg:desc>metryki.D2:metryki.D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">
                <text:p>0.61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9">
                <text:p>0.59</text:p>
              </table:table-cell>
              <table:table-cell office:value-type="float" office:value="0.57">
                <text:p>0.5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">
                <text:p>0.61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58cm" svg:y="3.442cm" style:legend-expansion="high" chart:style-name="ch2"/>
        <chart:plot-area chart:style-name="ch3" table:cell-range-address="split.A1:split.E10" chart:data-source-has-labels="both" svg:x="1.321cm" svg:y="0.18cm" svg:width="13.117cm" svg:height="7.669cm">
          <chartooo:coordinate-region svg:x="2.059cm" svg:y="0.382cm" svg:width="12.379cm" svg:height="6.814cm"/>
          <chart:axis chart:dimension="x" chart:name="primary-x" chart:style-name="ch4" chartooo:axis-type="auto">
            <chartooo:date-scale/>
            <chart:title svg:x="7.737cm" svg:y="8.029cm" chart:style-name="ch5">
              <text:p>k</text:p>
            </chart:title>
            <chart:categories table:cell-range-address="split.A2:split.A10"/>
          </chart:axis>
          <chart:axis chart:dimension="y" chart:name="primary-y" chart:style-name="ch6">
            <chart:title svg:x="0.451cm" svg:y="4.96cm" chart:style-name="ch7">
              <text:p>skuteczność</text:p>
            </chart:title>
            <chart:grid chart:style-name="ch8" chart:class="major"/>
          </chart:axis>
          <chart:series chart:style-name="ch9" chart:values-cell-range-address="split.B2:split.B10" chart:label-cell-address="split.B1:split.B1" chart:class="chart:bar">
            <chart:data-point chart:repeated="9"/>
          </chart:series>
          <chart:series chart:style-name="ch10" chart:values-cell-range-address="split.C2:split.C10" chart:label-cell-address="split.C1:split.C1" chart:class="chart:bar">
            <chart:data-point chart:repeated="9"/>
          </chart:series>
          <chart:series chart:style-name="ch11" chart:values-cell-range-address="split.D2:split.D10" chart:label-cell-address="split.D1:split.D1" chart:class="chart:bar">
            <chart:data-point chart:repeated="9"/>
          </chart:series>
          <chart:series chart:style-name="ch12" chart:values-cell-range-address="split.E2:split.E10" chart:label-cell-address="split.E1:split.E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split.B1:split.B1</svg:desc>
                </draw:g>
              </table:table-cell>
              <table:table-cell office:value-type="string">
                <text:p>0.4</text:p>
                <draw:g>
                  <svg:desc>split.C1:split.C1</svg:desc>
                </draw:g>
              </table:table-cell>
              <table:table-cell office:value-type="string">
                <text:p>0.6</text:p>
                <draw:g>
                  <svg:desc>split.D1:split.D1</svg:desc>
                </draw:g>
              </table:table-cell>
              <table:table-cell office:value-type="string">
                <text:p>0.8</text:p>
                <draw:g>
                  <svg:desc>split.E1:split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plit.A2:split.A10</svg:desc>
                </draw:g>
              </table:table-cell>
              <table:table-cell office:value-type="float" office:value="0.49">
                <text:p>0.49</text:p>
                <draw:g>
                  <svg:desc>split.B2:split.B10</svg:desc>
                </draw:g>
              </table:table-cell>
              <table:table-cell office:value-type="float" office:value="0.52">
                <text:p>0.52</text:p>
                <draw:g>
                  <svg:desc>split.C2:split.C10</svg:desc>
                </draw:g>
              </table:table-cell>
              <table:table-cell office:value-type="float" office:value="0.55">
                <text:p>0.55</text:p>
                <draw:g>
                  <svg:desc>split.D2:split.D10</svg:desc>
                </draw:g>
              </table:table-cell>
              <table:table-cell office:value-type="float" office:value="0.52">
                <text:p>0.52</text:p>
                <draw:g>
                  <svg:desc>split.E2:split.E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58">
                <text:p>0.5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eature.A2:feature.B7" chart:data-source-has-labels="column" svg:x="1.321cm" svg:y="0.18cm" svg:width="14.359cm" svg:height="8.64cm">
          <chartooo:coordinate-region svg:x="2.249cm" svg:y="0.18cm" svg:width="13.431cm" svg:height="4.235cm"/>
          <chart:axis chart:dimension="x" chart:name="primary-x" chart:style-name="ch3" chartooo:axis-type="auto">
            <chartooo:date-scale/>
            <chart:categories table:cell-range-address="feature.A2:feature.A7"/>
          </chart:axis>
          <chart:axis chart:dimension="y" chart:name="primary-y" chart:style-name="ch4">
            <chart:title svg:x="0.451cm" svg:y="5.446cm" chart:style-name="ch5">
              <text:p>skuteczność</text:p>
            </chart:title>
            <chart:grid chart:style-name="ch6" chart:class="major"/>
          </chart:axis>
          <chart:series chart:style-name="ch7" chart:values-cell-range-address="feature.B2:feature.B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długość tekstu</text:p>
                <draw:g>
                  <svg:desc>feature.A2:feature.A7</svg:desc>
                </draw:g>
              </table:table-cell>
              <table:table-cell office:value-type="float" office:value="0.35">
                <text:p>0.35</text:p>
                <draw:g>
                  <svg:desc>feature.B2:feature.B7</svg:desc>
                </draw:g>
              </table:table-cell>
            </table:table-row>
            <table:table-row>
              <table:table-cell office:value-type="string">
                <text:p>średnia długość słowa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wystąpienie etykiet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ASCII najczęstszej wielkiej litery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iczba unikatowych słów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liczba słów na wielką literę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